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MP0">
      <style:paragraph-properties style:page-number="auto" fo:break-before="page"/>
    </style:style>
    <style:style style:name="P2" style:family="paragraph" style:parent-style-name="Standard">
      <style:text-properties officeooo:rsid="000c9e0f" officeooo:paragraph-rsid="000c9e0f"/>
    </style:style>
    <style:style style:name="P3" style:family="paragraph" style:parent-style-name="Standard">
      <style:text-properties officeooo:rsid="000c9e0f" officeooo:paragraph-rsid="000fe53c"/>
    </style:style>
    <style:style style:name="P4" style:family="paragraph" style:parent-style-name="Standard">
      <style:text-properties officeooo:rsid="000ebf31" officeooo:paragraph-rsid="000ebf31"/>
    </style:style>
    <style:style style:name="T1" style:family="text">
      <style:text-properties officeooo:rsid="000af06a"/>
    </style:style>
    <style:style style:name="T2" style:family="text">
      <style:text-properties officeooo:rsid="000c9e0f"/>
    </style:style>
    <style:style style:name="T3" style:family="text">
      <style:text-properties officeooo:rsid="000ca585"/>
    </style:style>
    <style:style style:name="T4" style:family="text">
      <style:text-properties officeooo:rsid="000d49d6"/>
    </style:style>
    <style:style style:name="T5" style:family="text">
      <style:text-properties officeooo:rsid="000fda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en vi startede med at lave diagrammerne og koden, var tanken at projektet skulle være så objektorienteret som muligt. Klasser skulle kunne holde referencer til objekter fra andre klasser.</text:p>
      <text:p text:style-name="Standard">Målet var også at have en klar opdeling af strukturen. Main skulle udelukkende bruges til at starte programmet. <text:span text:style-name="T1">A</text:span>l data, logik og lister skulle initialiseres af Engine. Menu skulle være grænsefladen og <text:span text:style-name="T1">stå for</text:span> al kommunikation med brugeren. Engine og de <text:span text:style-name="T2">andre</text:span> klasse<text:span text:style-name="T1">r</text:span> må ikke indeholde spor a<text:span text:style-name="T1">f</text:span> at det er en konsolapplikation. <text:span text:style-name="T1">Det vil sige S</text:span>ystem.out.print i Engine er ”fy fy”, og klasserne må heller ikke have metoder til at formatere pænt til konsolen. Ved at holde det helt adskilt ville man kunne skifte menuklassen ud med f.eks. en Java Swing GUI, uden at skulle rydde op i <text:span text:style-name="T2">hvad der kunne have blevet</text:span> spaghetti.</text:p>
      <text:p text:style-name="Standard"/>
      <text:p text:style-name="Standard">Efter at have designet klassediagrammet, lavede vi alle klasserne med constructors, getters &amp; setters og toString metoderne.</text:p>
      <text:p text:style-name="Standard"/>
      <text:p text:style-name="Standard">Næste skridt var at lave en loadData() metode i Engine, som kunne lave super og sub klasse objekter ud fra tekstfiler. <text:span text:style-name="T1">N</text:span>ogle af disse objekter skulle også have fields med referencer til andre objekter. Et eksempel på dette er Record, som har e<text:span text:style-name="T2">t </text:span>Member field, <text:span text:style-name="T2">der </text:span>indikere<text:span text:style-name="T2">r hvem der har sat rekorden.</text:span></text:p>
      <text:p text:style-name="Standard">For at kunne have mellemrum i vores String fields, og <text:span text:style-name="T1">for </text:span>at kunne skelne mellem super og sub klasser bruger vi delimiters i vores tekst, der splitter hver linje op i et String array.</text:p>
      <text:p text:style-name="Standard">’:’ indikerer at det er et nyt token og ’#’ at det er tokens, der er unikke til subklasser.</text:p>
      <text:p text:style-name="Standard">For at gøre det lettere at arbejde med super og subklasser, har vi et boolean field, der fortæller om objektet er super eller sub klasse.</text:p>
      <text:p text:style-name="Standard">Derfor kan vi f.eks. lave et ”if statement”<text:span text:style-name="T1">,</text:span> der checker om et medlem er af subklassen CompetetitiveMember, mens vi læser <text:span text:style-name="T4">en linje i </text:span>filen ved at parse en bestemt plads i arrayet til boolean og dermed lave en instans af den rigtige klasse.</text:p>
      <text:p text:style-name="Standard">Når det kommer til at objekter skal holde referencer til andre objekter, er det essentielt, at de fremmede objekter er blevet initialiseret først.</text:p>
      <text:p text:style-name="Standard">Det betyder at vi har høj binding, når vi loader dataene fra tekstfilerne. <text:span text:style-name="T1">V</text:span>i bliver nød<text:span text:style-name="T1">t</text:span> til at loade alt og i den rigtige rækkefølge.</text:p>
      <text:p text:style-name="Standard"/>
      <text:p text:style-name="P3">En af de første idéer vi fik var at i stedet for at havde et ID for hvert medlem, kunne vi bruge et CPR nummer . <text:span text:style-name="T3">Vi kan så bruge CPR nummeret til at regne ud hvor gammel en person er – og finde det passende kontingent ved programstart. </text:span></text:p>
      <text:p text:style-name="P3"><text:span text:style-name="T3">Vi har også en liste med konkurrencehold, et for junior og senior, for hvert køn. Ved også at tage det sidste ciffer i CPR nummeret, kan vi se hvilket køn konkurrencemedlemet er, og sammen med alderen placere dem på det rigtige hold.</text:span></text:p>
      <text:p text:style-name="P2"/>
      <text:p text:style-name="P4">Der blev diskuteret indbyrdes om vi skulle lave et login modul og om hvordan man skulle fortolke opgavebeskrivelsen, med hensyn til at forskeligt personale <text:span text:style-name="T5">skal bruge forskellige</text:span> funktioner i programmet.</text:p>
      <text:p text:style-name="P4">Vi kom til konklussionen at springe dette trin <text:span text:style-name="T5">over bla. fordi hele tiden skulle tjekke brugerens privilegier vil blive snørklet og at vi på første semester kun har lært at gemme oplysninger i plaintext lokalt, så enten skulle passwords hardcodes i kildekoden eller også ville alle med adgang til systemet kunne bruge operativsystemets stifinder til at åbne filerne og aflæse koderne.</text:span></text:p>
      <text:p text:style-name="P4"/>
      <text:p text:style-name="P4"/>
      <text:p text:style-name="P4"/>
      <text:p text:style-name="P4"/>
      <text:p text:style-name="P4"/>
      <text:p text:style-name="P4"/>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a" fo:country="DK"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a" fo:country="DK"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meta:initial-creator>Lupus</meta:initial-creator>
    <meta:creation-date>2016-12-07T23:05:00Z</meta:creation-date>
    <dc:date>2016-12-08T03:39:53.485023488</dc:date>
    <meta:editing-cycles>5</meta:editing-cycles>
    <meta:editing-duration>PT29M20S</meta:editing-duration>
    <meta:document-statistic meta:table-count="0" meta:image-count="0" meta:object-count="0" meta:page-count="2" meta:paragraph-count="14" meta:word-count="553" meta:character-count="3215" meta:non-whitespace-character-count="2674"/>
    <meta:template xlink:type="simple" xlink:actuate="onRequest" xlink:title="" xlink:href="../Produkt_konstruktion_beskrivelse.odt/Normal.dotm"/>
  </office:meta>
</office:document-meta>
</file>